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e227" officeooo:paragraph-rsid="000ee227"/>
    </style:style>
    <style:style style:name="P2" style:family="paragraph" style:parent-style-name="Text_20_body" style:list-style-name="L1">
      <style:text-properties officeooo:rsid="000ee227" officeooo:paragraph-rsid="000ee227"/>
    </style:style>
    <style:style style:name="P3" style:family="paragraph" style:parent-style-name="Text_20_body" style:list-style-name="L5">
      <style:text-properties officeooo:rsid="000ee227" officeooo:paragraph-rsid="000ee227"/>
    </style:style>
    <style:style style:name="P4" style:family="paragraph" style:parent-style-name="Text_20_body">
      <style:text-properties officeooo:rsid="000ee227" officeooo:paragraph-rsid="0014c812"/>
    </style:style>
    <style:style style:name="P5" style:family="paragraph" style:parent-style-name="Text_20_body" style:list-style-name="L1">
      <style:text-properties officeooo:rsid="0010bfa5" officeooo:paragraph-rsid="0010bfa5"/>
    </style:style>
    <style:style style:name="P6" style:family="paragraph" style:parent-style-name="Text_20_body" style:list-style-name="L1">
      <style:text-properties officeooo:rsid="001164dd" officeooo:paragraph-rsid="001164dd"/>
    </style:style>
    <style:style style:name="P7" style:family="paragraph" style:parent-style-name="Title">
      <style:text-properties officeooo:rsid="000ee227" officeooo:paragraph-rsid="000ee227"/>
    </style:style>
    <style:style style:name="T1" style:family="text">
      <style:text-properties officeooo:rsid="0010bfa5"/>
    </style:style>
    <style:style style:name="T2" style:family="text">
      <style:text-properties officeooo:rsid="001164dd"/>
    </style:style>
    <style:style style:name="T3" style:family="text">
      <style:text-properties officeooo:rsid="0014c812"/>
    </style:style>
    <style:style style:name="T4" style:family="text">
      <style:text-properties fo:font-weight="bold" officeooo:rsid="0014c81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Smart Refueling</text:p>
      <text:p text:style-name="P1"/>
      <text:h text:style-name="Heading_20_1" text:outline-level="1">Idee</text:h>
      <text:p text:style-name="Text_20_body"/>
      <text:h text:style-name="Heading_20_5" text:outline-level="5">Startpunkt: </text:h>
      <text:p text:style-name="P4">Auto <text:span text:style-name="T3">ist </text:span>an <text:span text:style-name="T3">der</text:span> Tankstelle</text:p>
      <text:h text:style-name="Heading_20_5" text:outline-level="5">Endpunkt: </text:h>
      <text:p text:style-name="P4">Bezahlt mit Kryptowährung</text:p>
      <text:p text:style-name="P4"><text:span text:style-name="T4">oder</text:span> </text:p>
      <text:p text:style-name="P4">nicht bezahlt weil Fehler vorlag</text:p>
      <text:p text:style-name="P4"/>
      <text:h text:style-name="Heading_20_3" text:outline-level="3">Ablaufplan:</text:h>
      <text:list xml:id="list2882633224" text:style-name="L1">
        <text:list-item>
          <text:p text:style-name="P6">Knopfdruck simuliert das docking der Zapfsäule und Ermittlung der Daten</text:p>
        </text:list-item>
        <text:list-item>
          <text:p text:style-name="P2">Überprüfen der Liquidität (maximale Tankmenge ermittelt, sodass man nicht zu viel tanken kann)</text:p>
        </text:list-item>
        <text:list-item>
          <text:p text:style-name="P2">Der Nutzer muss den Tankvorgang mittels Knopfdruck im Smarten Auto (Raspberry Pi) starten</text:p>
        </text:list-item>
        <text:list-item>
          <text:p text:style-name="P2">Tankvorgang läuft bis <text:span text:style-name="T1">einer der Fälle</text:span> erreicht</text:p>
        </text:list-item>
      </text:list>
      <text:list xml:id="list2017520741" text:style-name="L5">
        <text:list-item>
          <text:list>
            <text:list-item>
              <text:p text:style-name="P3">Tank ist voll</text:p>
            </text:list-item>
            <text:list-item>
              <text:p text:style-name="P3">Kapital erschöpft</text:p>
            </text:list-item>
            <text:list-item>
              <text:p text:style-name="P3">Knopf erneut gedrückt</text:p>
            </text:list-item>
          </text:list>
        </text:list-item>
      </text:list>
      <text:list xml:id="list220813400038553" text:continue-list="list2882633224" text:style-name="L1">
        <text:list-item>
          <text:p text:style-name="P5">Transaktion wird ausgeführt, auf Antwort <text:span text:style-name="T2">wird gewartet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00:56.384000000</meta:creation-date>
    <dc:date>2018-09-03T22:08:10.204000000</dc:date>
    <meta:editing-duration>PT5M32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7" meta:word-count="86" meta:character-count="558" meta:non-whitespace-character-count="494"/>
  </office:meta>
</office:document-meta>
</file>